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cb2f7" officeooo:paragraph-rsid="000cb2f7"/>
    </style:style>
    <style:style style:name="P2" style:family="paragraph" style:parent-style-name="Standard">
      <style:paragraph-properties fo:text-align="center" style:justify-single-word="false"/>
      <style:text-properties officeooo:rsid="000cb2f7" officeooo:paragraph-rsid="000cb2f7"/>
    </style:style>
    <style:style style:name="P3" style:family="paragraph" style:parent-style-name="Standard">
      <style:text-properties fo:font-style="italic" officeooo:rsid="000cb2f7" officeooo:paragraph-rsid="000cb2f7" style:font-style-asian="italic" style:font-style-complex="italic"/>
    </style:style>
    <style:style style:name="P4" style:family="paragraph" style:parent-style-name="Standard">
      <style:text-properties officeooo:rsid="000cc16d" officeooo:paragraph-rsid="000cc16d"/>
    </style:style>
    <style:style style:name="P5" style:family="paragraph" style:parent-style-name="Standard">
      <style:text-properties officeooo:rsid="000cc16d" officeooo:paragraph-rsid="000e00cf"/>
    </style:style>
    <style:style style:name="P6" style:family="paragraph" style:parent-style-name="Standard">
      <style:text-properties officeooo:rsid="000e00cf" officeooo:paragraph-rsid="000e00cf"/>
    </style:style>
    <style:style style:name="P7" style:family="paragraph" style:parent-style-name="Standard">
      <style:text-properties officeooo:rsid="000f0c4e" officeooo:paragraph-rsid="000f0c4e"/>
    </style:style>
    <style:style style:name="P8" style:family="paragraph" style:parent-style-name="Standard">
      <style:text-properties officeooo:rsid="001063ff" officeooo:paragraph-rsid="001063ff"/>
    </style:style>
    <style:style style:name="P9" style:family="paragraph" style:parent-style-name="Standard">
      <style:text-properties officeooo:rsid="0011a057" officeooo:paragraph-rsid="0011a057"/>
    </style:style>
    <style:style style:name="P10" style:family="paragraph" style:parent-style-name="Standard">
      <style:text-properties officeooo:rsid="0011a057" officeooo:paragraph-rsid="0011d71a"/>
    </style:style>
    <style:style style:name="P11" style:family="paragraph" style:parent-style-name="Standard">
      <style:text-properties fo:font-size="8pt" officeooo:rsid="0011a057" officeooo:paragraph-rsid="0011d71a" style:font-size-asian="8pt" style:font-size-complex="8pt"/>
    </style:style>
    <style:style style:name="P12" style:family="paragraph" style:parent-style-name="Standard">
      <style:text-properties officeooo:rsid="0013b06a" officeooo:paragraph-rsid="0013b06a"/>
    </style:style>
    <style:style style:name="T1" style:family="text">
      <style:text-properties officeooo:rsid="000cb2f7"/>
    </style:style>
    <style:style style:name="T2" style:family="text">
      <style:text-properties officeooo:rsid="000cc16d"/>
    </style:style>
    <style:style style:name="T3" style:family="text">
      <style:text-properties officeooo:rsid="000e00cf"/>
    </style:style>
    <style:style style:name="T4" style:family="text">
      <style:text-properties officeooo:rsid="000f0c4e"/>
    </style:style>
    <style:style style:name="T5" style:family="text">
      <style:text-properties officeooo:rsid="001063ff"/>
    </style:style>
    <style:style style:name="T6" style:family="text">
      <style:text-properties officeooo:rsid="0011d71a"/>
    </style:style>
    <style:style style:name="T7" style:family="text">
      <style:text-properties style:text-position="sub 58%"/>
    </style:style>
    <style:style style:name="T8" style:family="text">
      <style:text-properties style:text-position="sub 58%" officeooo:rsid="0011d71a"/>
    </style:style>
    <style:style style:name="T9" style:family="text">
      <style:text-properties fo:color="#ff3333" officeooo:rsid="0011d71a"/>
    </style:style>
    <style:style style:name="T10" style:family="text">
      <style:text-properties fo:color="#ff3333" officeooo:rsid="0013b06a"/>
    </style:style>
    <style:style style:name="T11" style:family="text">
      <style:text-properties fo:color="#6666ff"/>
    </style:style>
    <style:style style:name="T12" style:family="text">
      <style:text-properties fo:color="#6666ff" officeooo:rsid="0011d71a"/>
    </style:style>
    <style:style style:name="T13" style:family="text">
      <style:text-properties style:text-position="super 58%"/>
    </style:style>
    <style:style style:name="T14" style:family="text">
      <style:text-properties style:text-position="0% 100%"/>
    </style:style>
    <style:style style:name="T15" style:family="text">
      <style:text-properties style:text-position="0% 100%" officeooo:rsid="0011a057"/>
    </style:style>
    <style:style style:name="T16" style:family="text">
      <style:text-properties officeooo:rsid="00152db6"/>
    </style:style>
    <style:style style:name="T17" style:family="text">
      <style:text-properties officeooo:rsid="0015662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Uncertain <text:span text:style-name="T1">Identity </text:span>Modalit<text:span text:style-name="T16">y</text:span></text:p>
      <text:p text:style-name="P2">by Sven Nilsen, 2018</text:p>
      <text:p text:style-name="P1"/>
      <text:p text:style-name="P3">The whole of path semantics is built on the idea that identity means you can say the same things. Likewise, if you can say different things it means some stuff are not identical. In this paper I propose an idea that might seem inconsistent with the concept of identity at first sight, because it <text:span text:style-name="T2">appears to </text:span>violate common sense. This is done by introducing a modality which allow special rules when an identity <text:span text:style-name="T17">is </text:span>unknown. I <text:span text:style-name="T16">show</text:span> that<text:span text:style-name="T2"> uncertain identity modality is not in conflict with path semantics.</text:span></text:p>
      <text:p text:style-name="P1"/>
      <text:p text:style-name="P4">The basic situation where uncertain identity modality is used, is when someone measures a variable that takes on a discrete number of states. For example, if `x` can be either `1`, `2` or `3` then it surely must be in one of these states. Notice that I did not say that `x` can be in more than one state, such as in quantum mechanics, but that `x` is in one state by definition.</text:p>
      <text:p text:style-name="P4"/>
      <text:p text:style-name="P5">It seems obvious that you then can think hypothetically about `x` as being in either `1`, `2` or `3` and assume this is everything that can be said about `x`. <text:span text:style-name="T3">Yet, the concept of uncertain identity modality implies that this is not true. There is more to be said about `x`!</text:span></text:p>
      <text:p text:style-name="P5"/>
      <text:p text:style-name="P5">Let us say you create a scenario for each possible value, which separately is checked against some consistency criteria. <text:span text:style-name="T3">No matter what value `x` might have, you could execute some scenario selected e.g. by how likely you believe `x` having a particular value.</text:span></text:p>
      <text:p text:style-name="P5"/>
      <text:p text:style-name="P6">An uncertain identity modality is the concept that even though you can construct a complete set of scenarios, it does not justify executing any particular scenario, in the absence of knowledge about which value `x` has. <text:span text:style-name="T4">More, this modality makes it possible to assign a new scenario.</text:span></text:p>
      <text:p text:style-name="P6"/>
      <text:p text:style-name="P6">This can be argued for in the following way: Suppose that <text:span text:style-name="T4">one knew which value `x` had and then erased the memory. First, one would have a reason to execute a particular scenario consistent with the value observed. Next, since one has no longer the knowledge about the value of `x`, one has no reason to execute any particular scenario besides taking some risk that the scenario will be inconsistent. Therefore, a particular scenario can not be justified without knowing which value `x` has.</text:span></text:p>
      <text:p text:style-name="P6"/>
      <text:p text:style-name="P7">The rest of the argument is constructed as following: Which scenario that is consistent to play out is neither one of the scenarios assigned to any particular value of `x`, <text:span text:style-name="T16">because one can say that it differs in justifiability.</text:span> According to path semantics, this means that the new scenario is not identical and therefore different. <text:span text:style-name="T5">Surprisingly, this also holds if all scenarios are the same for any particular value.</text:span></text:p>
      <text:p text:style-name="P7"/>
      <text:p text:style-name="P7">It is far from obvious that some scenario must be played out given the uncertainty of `x`. However, assume that another value `y` is determined. The variable `y` takes on value `1`, `2` and `3` <text:span text:style-name="T17">like `x`</text:span>. No matter what thought process one uses under uncertainty, eventually `y` must be assigned a value. <text:span text:style-name="T5">This means that the kind of scenario under uncertainty is similar to the scenarios where `x` has a particular value. It has the type `X → Y`.</text:span></text:p>
      <text:p text:style-name="P7"/>
      <text:p text:style-name="P8">The trick is to treat the type `X → Y` not as an unknown function, but as a family of functions. The family of functions where `x` is of a particular value has size 1 and corresponds to a particular function. When introducing an uncertain identity modality, the size of the function family can be larger than 1.</text:p>
      <text:p text:style-name="P9"><text:soft-page-break/>This means that <text:span text:style-name="T16">in order </text:span>to plan for every possible scenario, one must also plan for scenarios where there are unknown variable states. In practice this means treating `x` as if it has an `unknown` state:</text:p>
      <text:p text:style-name="P9"/>
      <text:p text:style-name="P9"><text:tab/>x’ ∈ {1, 2, 3, unknown}</text:p>
      <text:p text:style-name="P9"/>
      <text:p text:style-name="P9">This works because <text:span text:style-name="T17">two functions from the function space `X → Y` can be projected with a product:</text:span></text:p>
      <text:p text:style-name="P9"/>
      <text:p text:style-name="P10"><text:tab/><text:span text:style-name="T6">x</text:span><text:span text:style-name="T8">0</text:span><text:span text:style-name="T6">’ </text:span>∈ <text:span text:style-name="T6">({1, 2, 3}, known/unknown)</text:span></text:p>
      <text:p text:style-name="P10"><text:tab/><text:span text:style-name="T6">y </text:span>∈ <text:span text:style-name="T6">{1, 2, 3}</text:span></text:p>
      <text:p text:style-name="P10"/>
      <text:p text:style-name="P12">One can imagine the function space `X<text:span text:style-name="T7">0</text:span> → Y` encoded like this:</text:p>
      <text:p text:style-name="P10"/>
      <text:p text:style-name="P11"><text:tab/><text:span text:style-name="T6">known<text:tab/>unknown</text:span></text:p>
      <text:p text:style-name="P11"><text:tab/><text:span text:style-name="T6">111<text:tab/></text:span><text:span text:style-name="T12">111</text:span></text:p>
      <text:p text:style-name="P11"><text:tab/><text:span text:style-name="T6">112<text:tab/></text:span><text:span text:style-name="T12">111</text:span></text:p>
      <text:p text:style-name="P11"><text:tab/><text:span text:style-name="T6">113<text:tab/></text:span><text:span text:style-name="T12">111</text:span></text:p>
      <text:p text:style-name="P11"><text:tab/><text:span text:style-name="T6">121<text:tab/></text:span><text:span text:style-name="T12">111</text:span></text:p>
      <text:p text:style-name="P11"><text:tab/><text:span text:style-name="T6">122<text:tab/></text:span><text:span text:style-name="T12">111</text:span></text:p>
      <text:p text:style-name="P11"><text:tab/><text:span text:style-name="T6">123<text:tab/></text:span><text:span text:style-name="T12">111</text:span></text:p>
      <text:p text:style-name="P11"><text:tab/><text:span text:style-name="T6">131<text:tab/></text:span><text:span text:style-name="T12">111</text:span></text:p>
      <text:p text:style-name="P11"><text:tab/><text:span text:style-name="T6">132<text:tab/></text:span><text:span text:style-name="T12">111</text:span></text:p>
      <text:p text:style-name="P11"><text:tab/><text:span text:style-name="T6">133<text:tab/></text:span><text:span text:style-name="T12">111</text:span></text:p>
      <text:p text:style-name="P11"><text:tab/><text:span text:style-name="T6">211<text:tab/></text:span><text:span text:style-name="T12">111</text:span></text:p>
      <text:p text:style-name="P11"><text:tab/><text:span text:style-name="T6">212<text:tab/></text:span><text:span text:style-name="T12">111</text:span></text:p>
      <text:p text:style-name="P11"><text:tab/><text:span text:style-name="T6">213<text:tab/></text:span><text:span text:style-name="T12">111</text:span></text:p>
      <text:p text:style-name="P11"><text:tab/><text:span text:style-name="T6">221<text:tab/></text:span><text:span text:style-name="T12">111</text:span></text:p>
      <text:p text:style-name="P11"><text:tab/><text:span text:style-name="T6">222<text:tab/></text:span><text:span text:style-name="T12">111</text:span></text:p>
      <text:p text:style-name="P11"><text:tab/><text:span text:style-name="T6">223<text:tab/></text:span><text:span text:style-name="T12">111</text:span></text:p>
      <text:p text:style-name="P11"><text:tab/><text:span text:style-name="T6">231<text:tab/></text:span><text:span text:style-name="T12">111</text:span></text:p>
      <text:p text:style-name="P11"><text:tab/><text:span text:style-name="T6">232<text:tab/></text:span><text:span text:style-name="T12">111</text:span></text:p>
      <text:p text:style-name="P11"><text:tab/><text:span text:style-name="T6">233<text:tab/></text:span><text:span text:style-name="T12">111</text:span></text:p>
      <text:p text:style-name="P11"><text:tab/><text:span text:style-name="T6">311<text:tab/></text:span><text:span text:style-name="T12">111</text:span></text:p>
      <text:p text:style-name="P11"><text:tab/><text:span text:style-name="T6">312<text:tab/></text:span><text:span text:style-name="T12">111</text:span></text:p>
      <text:p text:style-name="P11"><text:tab/><text:span text:style-name="T6">313<text:tab/></text:span><text:span text:style-name="T12">111</text:span></text:p>
      <text:p text:style-name="P11"><text:tab/><text:span text:style-name="T6">321<text:tab/></text:span><text:span text:style-name="T12">111</text:span></text:p>
      <text:p text:style-name="P11"><text:tab/><text:span text:style-name="T6">322<text:tab/></text:span><text:span text:style-name="T12">111</text:span></text:p>
      <text:p text:style-name="P11"><text:tab/><text:span text:style-name="T6">323<text:tab/></text:span><text:span text:style-name="T12">111</text:span></text:p>
      <text:p text:style-name="P11"><text:tab/><text:span text:style-name="T6">331<text:tab/></text:span><text:span text:style-name="T12">111</text:span></text:p>
      <text:p text:style-name="P11"><text:tab/><text:span text:style-name="T6">332<text:tab/></text:span><text:span text:style-name="T12">111</text:span></text:p>
      <text:p text:style-name="P11"><text:tab/><text:span text:style-name="T6">333<text:tab/></text:span><text:span text:style-name="T12">111</text:span></text:p>
      <text:p text:style-name="P11"><text:tab/><text:span text:style-name="T6">111<text:tab/></text:span><text:span text:style-name="T9">112<text:tab/></text:span><text:span text:style-name="T10">This is inconsistent because one can not differentiate between `1`, `2` and `3` when the variable is unknown</text:span></text:p>
      <text:p text:style-name="P11"><text:tab/>…<text:tab/>...</text:p>
      <text:p text:style-name="P10"/>
      <text:p text:style-name="P12">When the variable is unknown, the input arguments of particular values of `x` must be irrelevant, so the size of the constrained function space is `27 · 3 = 81`. This is the same size as adding another member:</text:p>
      <text:p text:style-name="P12"/>
      <text:p text:style-name="P12"><text:tab/>111<text:span text:style-name="T11">1</text:span></text:p>
      <text:p text:style-name="P12"><text:tab/>112<text:span text:style-name="T11">1</text:span></text:p>
      <text:p text:style-name="P12"><text:tab/>113<text:span text:style-name="T11">1</text:span></text:p>
      <text:p text:style-name="P12"><text:tab/>…</text:p>
      <text:p text:style-name="P12"/>
      <text:p text:style-name="P12"/>
      <text:p text:style-name="P12"><text:tab/>3<text:span text:style-name="T13">3</text:span> · 3 = 3<text:span text:style-name="T13">4</text:span></text:p>
      <text:p text:style-name="P12"><text:span text:style-name="T14"/></text:p>
      <text:p text:style-name="P12"><text:span text:style-name="T14">Which means that the following type extension is valid:</text:span></text:p>
      <text:p text:style-name="P12"><text:span text:style-name="T14"/></text:p>
      <text:p text:style-name="P12"><text:span text:style-name="T14"><text:tab/></text:span><text:span text:style-name="T15">x’ ∈ {1, 2, 3, unknown}</text:span></text:p>
      <text:p text:style-name="P12"><text:span text:style-name="T15"/></text:p>
      <text:p text:style-name="P12"><text:span text:style-name="T15">I</text:span><text:span text:style-name="T14">n Rust this can be done with `Option&lt;X&gt; → 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8T03:21:26.948303000</meta:creation-date>
    <dc:date>2018-04-18T05:05:36.422250000</dc:date>
    <meta:editing-duration>PT8M17S</meta:editing-duration>
    <meta:editing-cycles>1</meta:editing-cycles>
    <meta:document-statistic meta:table-count="0" meta:image-count="0" meta:object-count="0" meta:page-count="2" meta:paragraph-count="56" meta:word-count="834" meta:character-count="4557" meta:non-whitespace-character-count="3740"/>
    <meta:generator>LibreOffice/5.1.2.2$MacOSX_X86_64 LibreOffice_project/d3bf12ecb743fc0d20e0be0c58ca359301eb705f</meta:generator>
  </office:meta>
</office:document-meta>
</file>